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4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;" calcext:value-type="string">
            <text:p>(20,'MC1 Set 03.1 aerobico con gambe fartlek',2,0,CURDATE(),CURDATE());</text:p>
          </table:table-cell>
          <table:table-cell table:number-columns-repeated="1008"/>
        </table:table-row>
        <table:table-row table:style-name="ro3" table:number-rows-repeated="275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4:user_trainings.E299">
            <calcext:condition calcext:apply-style-name="Errore" calcext:value="&lt;100" calcext:base-cell-address="user_trainings.E24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4,25,60,0,0,0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4,25,60,0,0,0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9];[.C33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3,1,200,0,15,1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3,1,200,0,15,1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4,1,200,0,15,1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4,1,200,0,15,1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5,1,100,0,10,1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5,1,100,0,10,1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4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" calcext:value-type="string">
            <text:p>(345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213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;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1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 table:number-columns-repeated="3"/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23:51:03.39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7M57S</meta:editing-duration>
    <meta:editing-cycles>273</meta:editing-cycles>
    <meta:generator>LibreOffice/4.2.5.2$Windows_x86 LibreOffice_project/61cb170a04bb1f12e77c884eab9192be736ec5f5</meta:generator>
    <dc:date>2014-09-23T00:06:45.694000000</dc:date>
    <dc:creator>Marco Ligabue</dc:creator>
    <meta:document-statistic meta:table-count="3" meta:cell-count="8058" meta:object-count="0"/>
    <meta:user-defined meta:name="Info 1"/>
    <meta:user-defined meta:name="Info 2"/>
    <meta:user-defined meta:name="Info 3"/>
    <meta:user-defined meta:name="Info 4"/>
  </office:meta>
</office:document-meta>
</file>